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0.7075in"/>
    </style:style>
    <style:style style:name="co40" style:family="table-column">
      <style:table-column-properties fo:break-before="auto" style:column-width="0.3374in"/>
    </style:style>
    <style:style style:name="co41" style:family="table-column">
      <style:table-column-properties fo:break-before="auto" style:column-width="1.028in"/>
    </style:style>
    <style:style style:name="co42" style:family="table-column">
      <style:table-column-properties fo:break-before="auto" style:column-width="3.3374in"/>
    </style:style>
    <style:style style:name="co43" style:family="table-column">
      <style:table-column-properties fo:break-before="auto" style:column-width="1.9752in"/>
    </style:style>
    <style:style style:name="co44" style:family="table-column">
      <style:table-column-properties fo:break-before="auto" style:column-width="1.248in"/>
    </style:style>
    <style:style style:name="co45" style:family="table-column">
      <style:table-column-properties fo:break-before="auto" style:column-width="3.5209in"/>
    </style:style>
    <style:style style:name="co46" style:family="table-column">
      <style:table-column-properties fo:break-before="auto" style:column-width="2.1591in"/>
    </style:style>
    <style:style style:name="co47" style:family="table-column">
      <style:table-column-properties fo:break-before="auto" style:column-width="1.5402in"/>
    </style:style>
    <style:style style:name="co48" style:family="table-column">
      <style:table-column-properties fo:break-before="auto" style:column-width="1.85in"/>
    </style:style>
    <style:style style:name="co49" style:family="table-column">
      <style:table-column-properties fo:break-before="auto" style:column-width="2.1756in"/>
    </style:style>
    <style:style style:name="co50" style:family="table-column">
      <style:table-column-properties fo:break-before="auto" style:column-width="1.4071in"/>
    </style:style>
    <style:style style:name="co51" style:family="table-column">
      <style:table-column-properties fo:break-before="auto" style:column-width="1.4402in"/>
    </style:style>
    <style:style style:name="co52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9" style:family="table-cell" style:parent-style-name="Default">
      <style:text-properties fo:color="#e16173" fo:font-weight="bold" style:font-weight-asian="bold" style:font-weight-complex="bold"/>
    </style:style>
    <style:style style:name="ce62" style:family="table-cell" style:parent-style-name="Default">
      <style:text-properties fo:color="#e16173"/>
    </style:style>
    <style:style style:name="ce63" style:family="table-cell" style:parent-style-name="Default">
      <style:text-properties fo:color="#127622" fo:font-weight="bold" style:font-weight-asian="bold" style:font-weight-complex="bold"/>
    </style:style>
    <style:style style:name="ce64" style:family="table-cell" style:parent-style-name="Default">
      <style:text-properties fo:color="#127622"/>
    </style:style>
    <style:style style:name="ce68" style:family="table-cell" style:parent-style-name="Default">
      <style:text-properties fo:color="#813709" fo:font-weight="bold" style:font-weight-asian="bold" style:font-weight-complex="bold"/>
    </style:style>
    <style:style style:name="ce72" style:family="table-cell" style:parent-style-name="Default">
      <style:text-properties fo:color="#813709"/>
    </style:style>
    <style:style style:name="ce74" style:family="table-cell" style:parent-style-name="Default">
      <style:text-properties fo:color="#355269" fo:font-weight="bold" style:font-weight-asian="bold" style:font-weight-complex="bold"/>
    </style:style>
    <style:style style:name="ce76" style:family="table-cell" style:parent-style-name="Default">
      <style:text-properties fo:color="#355269"/>
    </style:style>
    <style:style style:name="ce77" style:family="table-cell" style:parent-style-name="Default">
      <style:text-properties fo:color="#5983b0" fo:font-weight="bold" style:font-weight-asian="bold" style:font-weight-complex="bold"/>
    </style:style>
    <style:style style:name="ce78" style:family="table-cell" style:parent-style-name="Default">
      <style:text-properties fo:color="#5983b0"/>
    </style:style>
    <style:style style:name="ce81" style:family="table-cell" style:parent-style-name="Default">
      <style:text-properties fo:color="#acb20c" fo:font-weight="bold" style:font-weight-asian="bold" style:font-weight-complex="bold"/>
    </style:style>
    <style:style style:name="ce83" style:family="table-cell" style:parent-style-name="Default">
      <style:text-properties fo:color="#acb20c"/>
    </style:style>
    <style:style style:name="ce85" style:family="table-cell" style:parent-style-name="Default">
      <style:text-properties fo:color="#8d1d75" fo:font-weight="bold" style:font-weight-asian="bold" style:font-weight-complex="bold"/>
    </style:style>
    <style:style style:name="ce88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2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2"/>
        <table:table-column table:style-name="co24" table:default-cell-style-name="ce64"/>
        <table:table-column table:style-name="co25" table:default-cell-style-name="ce72"/>
        <table:table-column table:style-name="co23" table:default-cell-style-name="ce76"/>
        <table:table-column table:style-name="co26" table:default-cell-style-name="ce76"/>
        <table:table-column table:style-name="co27" table:default-cell-style-name="ce78"/>
        <table:table-column table:style-name="co28" table:default-cell-style-name="ce83"/>
        <table:table-column table:style-name="co29" table:default-cell-style-name="ce88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6" office:value-type="string" calcext:value-type="string">
            <text:p>Start Time</text:p>
          </table:table-cell>
          <table:table-cell table:style-name="ce56" office:value-type="string" calcext:value-type="string">
            <text:p>End Time</text:p>
          </table:table-cell>
          <table:table-cell table:style-name="ce59" office:value-type="string" calcext:value-type="string">
            <text:p>Spring</text:p>
          </table:table-cell>
          <table:table-cell table:style-name="ce63" office:value-type="string" calcext:value-type="string">
            <text:p>Summer</text:p>
          </table:table-cell>
          <table:table-cell table:style-name="ce68" office:value-type="string" calcext:value-type="string">
            <text:p>Fall</text:p>
          </table:table-cell>
          <table:table-cell table:style-name="ce74" office:value-type="string" calcext:value-type="string">
            <text:p>Winter</text:p>
          </table:table-cell>
          <table:table-cell table:style-name="ce74" office:value-type="string" calcext:value-type="string">
            <text:p>Winter with Rain Totem</text:p>
          </table:table-cell>
          <table:table-cell table:style-name="ce77" office:value-type="string" calcext:value-type="string">
            <text:p>Rain</text:p>
          </table:table-cell>
          <table:table-cell table:style-name="ce81" office:value-type="string" calcext:value-type="string">
            <text:p>Sun</text:p>
          </table:table-cell>
          <table:table-cell table:style-name="ce85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2" table:style-name="ta3">
        <table:table-column table:style-name="co39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0" table:default-cell-style-name="ce52"/>
        <table:table-column table:style-name="co12" table:default-cell-style-name="ce52"/>
        <table:table-column table:style-name="co6" table:default-cell-style-name="Default"/>
        <table:table-column table:style-name="co41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2" table:default-cell-style-name="ce39"/>
        <table:table-column table:style-name="co43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arsnips Harvested</text:p>
          </table:table-cell>
          <table:table-cell table:style-name="ce38" office:value-type="string" calcext:value-type="string">
            <text:p>Parsnip XP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2]*INDEX([$Crops.$A$1:.$B$1048576];MATCH(&quot;Parsnip&quot;;[$Crops.$A$1:.$A$1048576];0);2)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11</text:p>
          </table:table-cell>
          <table:table-cell table:style-name="ce38" office:value-type="string" calcext:value-type="string">
            <text:p>Potato XP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5]*INDEX([$Crops.$A$1:.$B$1048576];MATCH(&quot;Potato&quot;;[$Crops.$A$1:.$A$1048576];0);2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K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11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8]*INDEX([$Crops.$A$1:.$B$1048576];MATCH(&quot;Unmilled Rice (Irrigated)&quot;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1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[.I2]-[.I5]-[.I8])/17)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9]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104852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4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5" table:default-cell-style-name="ce39"/>
        <table:table-column table:style-name="co46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 table:style-name="Default"/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 table:style-name="Default"/>
          <table:table-cell/>
          <table:table-cell table:formula="of:=INDEX([$'Items and Professions'.$C$1:$'Items and Professions'.$F$1048576];MATCH([.N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N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27</text:p>
          </table:table-cell>
          <table:table-cell table:style-name="ce38" office:value-type="string" calcext:value-type="string">
            <text:p>Parsnip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1]*INDEX([$Crops.$A$1:.$B$1048576];MATCH(LEFT([.L10];LEN([.L10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auliflower Harvested by Spring 27</text:p>
          </table:table-cell>
          <table:table-cell table:style-name="ce38" office:value-type="string" calcext:value-type="string">
            <text:p>Cauliflower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4]*INDEX([$Crops.$A$1:.$B$1048576];MATCH(LEFT([.L13];LEN([.L13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reen Beans Harvested by Spring 27</text:p>
          </table:table-cell>
          <table:table-cell table:style-name="ce38" office:value-type="string" calcext:value-type="string">
            <text:p>Green Bean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10" table:formula="of:=FLOOR((27-(5+INDEX([$Crops.$A$1:.$D$1048576];MATCH(&quot;Green Bean&quot;;[$Crops.$A$1:.$A$1048576];0);3)))/INDEX([$Crops.$A$1:.$D$1048576];MATCH(&quot;Green Bean&quot;;[$Crops.$A$1:.$A$1048576];0);4)+1)" office:value-type="float" office:value="5" calcext:value-type="float">
            <text:p>5</text:p>
          </table:table-cell>
          <table:table-cell table:formula="of:=[.K17]*INDEX([$Crops.$A$1:.$B$1048576];MATCH(LEFT([.L16];LEN([.L16])-3);[$Crops.$A$1:.$A$1048576];0);2)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27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0]*INDEX([$Crops.$A$1:.$B$1048576];MATCH(LEFT([.L19];LEN([.L19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Unirrigated) Harvested by Spring 27</text:p>
          </table:table-cell>
          <table:table-cell table:style-name="ce38" office:value-type="string" calcext:value-type="string">
            <text:p>Unmilled Rice (Un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3]*INDEX([$Crops.$A$1:.$B$1048576];MATCH(LEFT([.L22];LEN([.L22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irst Crop of Kale to be Harvested</text:p>
          </table:table-cell>
          <table:table-cell table:style-name="ce38" office:value-type="string" calcext:value-type="string">
            <text:p>Kale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style-name="ce110" table:formula="of:=[$'Y1-Sp5'.H17]" office:value-type="float" office:value="0" calcext:value-type="float">
            <text:p>0</text:p>
          </table:table-cell>
          <table:table-cell table:formula="of:=[.K26]*INDEX([$Crops.$A$1:.$B$1048576];MATCH(LEFT([.L25];LEN([.L25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CEILING((3300-[.L11]-[.L14]-[.L17]-[.L20]-[.L23]-[.L26])/17)" office:value-type="float" office:value="192" calcext:value-type="float">
            <text:p>19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CEILING([.K29]/2)" office:value-type="float" office:value="96" calcext:value-type="float">
            <text:p>96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formula="of:=[.K29]*70" office:value-type="float" office:value="13440" calcext:value-type="float">
            <text:p>1344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[.K32]*70" office:value-type="float" office:value="6720" calcext:value-type="float">
            <text:p>672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-MAX([.I$1:.I$1048576])-[.K8]" office:value-type="float" office:value="6720" calcext:value-type="float">
            <text:p>672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/>
          <table:table-cell table:formula="of:=MAX(0;100-[.K44])" office:value-type="float" office:value="100" calcext:value-type="float">
            <text:p>1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/>
          <table:table-cell table:formula="of:=[.K47]*5" office:value-type="float" office:value="500" calcext:value-type="float">
            <text:p>5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104852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1" table:style-name="ta3">
        <table:table-column table:style-name="co47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½ 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23]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23]/4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48" table:default-cell-style-name="ce38"/>
        <table:table-column table:style-name="co49" table:default-cell-style-name="Default"/>
        <table:table-column table:style-name="co50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urrent Farming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-([$'Y1-Sp11'.A2]*INDEX([$Crops.$A$1:.$B$1048576];MATCH(&quot;Kale&quot;;[$Crops.$A$1:.$A$1048576];0);2))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650" calcext:value-type="float">
            <text:p>156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15650" calcext:value-type="float">
            <text:p>156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2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FLOOR([$'Y1-Sp10'.K20]/2)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9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 Starfruit Planning'.B1:'Y1-Sp Starfruit Planning'.B14" table:orientation="column"/>
        <table:database-range table:name="__Anonymous_Sheet_DB__12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3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2:21:17.7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4" meta:cell-count="6197" meta:object-count="0"/>
    <meta:user-defined meta:name="GitHub URL">https://github.com/nathan-alden-sr/stardew-valley</meta:user-defined>
  </office:meta>
</office:document-meta>
</file>